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0557f" officeooo:paragraph-rsid="0000557f" style:font-weight-asian="bold" style:font-weight-complex="bold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officeooo:rsid="00046a28" officeooo:paragraph-rsid="0000557f" style:font-weight-asian="bold" style:font-weight-complex="bold"/>
    </style:style>
    <style:style style:name="P3" style:family="paragraph" style:parent-style-name="Standard">
      <style:text-properties style:font-name="Arial" officeooo:rsid="0006038c" officeooo:paragraph-rsid="0006038c" fo:background-color="transparent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00557f"/>
    </style:style>
    <style:style style:name="P5" style:family="paragraph" style:parent-style-name="Standard">
      <style:text-properties officeooo:paragraph-rsid="0000557f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weight="normal" officeooo:rsid="0000557f" officeooo:paragraph-rsid="002c24a3" fo:background-color="transparent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normal" officeooo:rsid="0010078c" officeooo:paragraph-rsid="00107786" fo:background-color="#e8f2a1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0078c" officeooo:paragraph-rsid="002c24a3" fo:background-color="#e8f2a1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0078c" officeooo:paragraph-rsid="001204f3" fo:background-color="#e8f2a1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0078c" officeooo:paragraph-rsid="001971b5" fo:background-color="#e8f2a1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normal" officeooo:rsid="0006038c" officeooo:paragraph-rsid="001204f3" fo:background-color="#e8f2a1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204f3" officeooo:paragraph-rsid="001204f3" fo:background-color="#e8f2a1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204f3" officeooo:paragraph-rsid="001971b5" fo:background-color="#e8f2a1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204f3" officeooo:paragraph-rsid="00214d03" fo:background-color="#e8f2a1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52c74" officeooo:paragraph-rsid="00208ae5" fo:background-color="#e8f2a1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00557f" officeooo:paragraph-rsid="000ab2c6" fo:background-color="#e8f2a1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00557f" officeooo:paragraph-rsid="00214d67" fo:background-color="#e8f2a1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214d67" officeooo:paragraph-rsid="00214d67" fo:background-color="transparent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0078c" officeooo:paragraph-rsid="00214d03" fo:background-color="transparent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204f3" officeooo:paragraph-rsid="001971b5" fo:background-color="#e8f2a1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bold" officeooo:rsid="00107786" officeooo:paragraph-rsid="00107786" fo:background-color="transparent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2c24a3" fo:background-color="transparent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1204f3" fo:background-color="transparent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1971b5" fo:background-color="transparent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208ae5" fo:background-color="transparent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214d03" fo:background-color="transparent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384e06" fo:background-color="transparent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bold" officeooo:rsid="00107786" officeooo:paragraph-rsid="001204f3" fo:background-color="transparent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bold" officeooo:rsid="0006038c" officeooo:paragraph-rsid="000ab2c6" fo:background-color="transparent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bold" officeooo:rsid="0006038c" officeooo:paragraph-rsid="001204f3" fo:background-color="transparent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00557f" officeooo:paragraph-rsid="000ab2c6" fo:background-color="transparent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2c24a3" officeooo:paragraph-rsid="002c24a3" fo:background-color="transparent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204f3" officeooo:paragraph-rsid="001971b5" fo:background-color="transparent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204f3" officeooo:paragraph-rsid="00076c7e" fo:background-color="transparent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" style:text-underline-style="solid" style:text-underline-width="auto" style:text-underline-color="font-color" fo:font-weight="bold" officeooo:rsid="00076c7e" officeooo:paragraph-rsid="00076c7e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22af84" officeooo:paragraph-rsid="0022af84" fo:background-color="transparent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1971b5" fo:background-color="transparent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214d67" fo:background-color="transparent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214d03" fo:background-color="transparent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bold" officeooo:rsid="00107786" officeooo:paragraph-rsid="003ae658" fo:background-color="transparent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3a54d5" officeooo:paragraph-rsid="003a54d5" fo:background-color="transparent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3a54d5" officeooo:paragraph-rsid="003ac0fe" fo:background-color="transparent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3ae658" officeooo:paragraph-rsid="003ae658" fo:background-color="transparent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3ae658" officeooo:paragraph-rsid="0042afd9" fo:background-color="transparent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384e06" fo:background-color="#bbe33d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weight="normal" officeooo:rsid="000ab2c6" officeooo:paragraph-rsid="00214d67" fo:background-color="#e8f2a1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weight="normal" officeooo:rsid="0000557f" officeooo:paragraph-rsid="003ae658" fo:background-color="transparent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weight="normal" officeooo:rsid="0000557f" officeooo:paragraph-rsid="003ae658" fo:background-color="#bbe33d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weight="normal" officeooo:rsid="0000557f" officeooo:paragraph-rsid="002c24a3" fo:background-color="#bbe33d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weight="bold" officeooo:rsid="003ae658" officeooo:paragraph-rsid="0042afd9" fo:background-color="transparent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c24a3" fo:background-color="#e8f2a1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3ae658" officeooo:paragraph-rsid="003ae658" fo:background-color="transparent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3ae658" officeooo:paragraph-rsid="0042afd9" fo:background-color="transparent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ab2c6" fo:background-color="transparent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84e06" fo:background-color="transparent"/>
    </style:style>
    <style:style style:name="P56" style:family="paragraph" style:parent-style-name="Standard">
      <style:paragraph-properties fo:text-align="center" style:justify-single-word="false"/>
      <style:text-properties style:font-name="Arial" fo:font-weight="bold" officeooo:rsid="0000557f" officeooo:paragraph-rsid="0000557f" fo:background-color="transparent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Arial" fo:font-style="italic" fo:font-weight="bold" officeooo:rsid="0042afd9" officeooo:paragraph-rsid="0042afd9" fo:background-color="transparent" style:font-style-asian="italic" style:font-weight-asian="bold" style:font-style-complex="italic" style:font-weight-complex="bold"/>
    </style:style>
    <style:style style:name="T1" style:family="text">
      <style:text-properties style:font-name="Arial" fo:font-weight="bold" officeooo:rsid="00046a28" style:font-weight-asian="bold" style:font-weight-complex="bold"/>
    </style:style>
    <style:style style:name="T2" style:family="text">
      <style:text-properties style:font-name="Arial" fo:font-weight="bold" officeooo:rsid="0000557f" style:font-weight-asian="bold" style:font-weight-complex="bold"/>
    </style:style>
    <style:style style:name="T3" style:family="text">
      <style:text-properties style:font-name="Arial" fo:font-weight="normal" officeooo:rsid="0000557f" style:font-weight-asian="normal" style:font-weight-complex="normal"/>
    </style:style>
    <style:style style:name="T4" style:family="text">
      <style:text-properties style:font-name="Arial" fo:font-weight="normal" officeooo:rsid="000ab2c6" style:font-weight-asian="normal" style:font-weight-complex="normal"/>
    </style:style>
    <style:style style:name="T5" style:family="text">
      <style:text-properties style:font-name="Arial" fo:font-weight="normal" officeooo:rsid="00214d67" style:font-weight-asian="normal" style:font-weight-complex="normal"/>
    </style:style>
    <style:style style:name="T6" style:family="text">
      <style:text-properties style:font-name="Arial" fo:font-weight="normal" officeooo:rsid="00325d0a" style:font-weight-asian="normal" style:font-weight-complex="normal"/>
    </style:style>
    <style:style style:name="T7" style:family="text">
      <style:text-properties style:font-name="Arial" fo:font-weight="normal" officeooo:rsid="00384e06" style:font-weight-asian="normal" style:font-weight-complex="normal"/>
    </style:style>
    <style:style style:name="T8" style:family="text">
      <style:text-properties style:font-name="Arial" style:text-underline-style="none"/>
    </style:style>
    <style:style style:name="T9" style:family="text">
      <style:text-properties style:font-name="Arial" style:text-underline-style="none" fo:font-weight="normal" officeooo:rsid="0000557f" style:font-weight-asian="normal" style:font-weight-complex="normal"/>
    </style:style>
    <style:style style:name="T10" style:family="text">
      <style:text-properties style:font-name="Arial" style:text-underline-style="none" fo:font-weight="normal" officeooo:rsid="000bfe37" style:font-weight-asian="normal" style:font-weight-complex="normal"/>
    </style:style>
    <style:style style:name="T11" style:family="text">
      <style:text-properties style:font-name="Arial" style:text-underline-style="none" fo:font-weight="normal" officeooo:rsid="00214d67" style:font-weight-asian="normal" style:font-weight-complex="normal"/>
    </style:style>
    <style:style style:name="T12" style:family="text">
      <style:text-properties style:font-name="Arial" style:text-underline-style="none" fo:font-weight="normal" officeooo:rsid="000ab2c6" style:font-weight-asian="normal" style:font-weight-complex="normal"/>
    </style:style>
    <style:style style:name="T13" style:family="text">
      <style:text-properties style:font-name="Arial" style:text-underline-style="none" fo:font-weight="normal" officeooo:rsid="0000557f" fo:background-color="#ffde59" loext:char-shading-value="0" style:font-weight-asian="normal" style:font-weight-complex="normal"/>
    </style:style>
    <style:style style:name="T14" style:family="text">
      <style:text-properties style:font-name="Arial" style:text-underline-style="none" fo:font-weight="normal" officeooo:rsid="002b0afe" fo:background-color="#ffde59" loext:char-shading-value="0" style:font-weight-asian="normal" style:font-weight-complex="normal"/>
    </style:style>
    <style:style style:name="T15" style:family="text">
      <style:text-properties style:font-name="Arial" style:text-underline-style="none" officeooo:rsid="0000557f"/>
    </style:style>
    <style:style style:name="T16" style:family="text">
      <style:text-properties style:font-name="Arial" style:text-underline-style="none" officeooo:rsid="003c4fa2"/>
    </style:style>
    <style:style style:name="T17" style:family="text">
      <style:text-properties style:font-name="Arial" style:text-underline-style="none" officeooo:rsid="0042afd9"/>
    </style:style>
    <style:style style:name="T18" style:family="text">
      <style:text-properties style:font-name="Arial" style:text-underline-style="none" officeooo:rsid="000ab2c6"/>
    </style:style>
    <style:style style:name="T19" style:family="text">
      <style:text-properties style:font-name="Arial" fo:font-style="normal" fo:font-weight="normal" officeooo:rsid="0035220a" style:font-style-asian="normal" style:font-weight-asian="normal" style:font-style-complex="normal" style:font-weight-complex="normal"/>
    </style:style>
    <style:style style:name="T20" style:family="text">
      <style:text-properties style:font-name="Arial" fo:font-style="normal" fo:font-weight="normal" officeooo:rsid="00325d0a" style:font-style-asian="normal" style:font-weight-asian="normal" style:font-style-complex="normal" style:font-weight-complex="normal"/>
    </style:style>
    <style:style style:name="T21" style:family="text">
      <style:text-properties style:font-name="Arial" fo:font-style="normal" fo:font-weight="normal" officeooo:rsid="00384e06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bfe37" style:font-weight-asian="normal" style:font-weight-complex="normal"/>
    </style:style>
    <style:style style:name="T24" style:family="text">
      <style:text-properties fo:font-weight="normal" officeooo:rsid="0010078c" style:font-weight-asian="normal" style:font-weight-complex="normal"/>
    </style:style>
    <style:style style:name="T25" style:family="text">
      <style:text-properties fo:font-weight="normal" officeooo:rsid="0006038c" style:font-weight-asian="normal" style:font-weight-complex="normal"/>
    </style:style>
    <style:style style:name="T26" style:family="text">
      <style:text-properties fo:font-weight="normal" officeooo:rsid="0000557f" style:font-weight-asian="normal" style:font-weight-complex="normal"/>
    </style:style>
    <style:style style:name="T27" style:family="text">
      <style:text-properties fo:font-weight="normal" officeooo:rsid="00152c74" style:font-weight-asian="normal" style:font-weight-complex="normal"/>
    </style:style>
    <style:style style:name="T28" style:family="text">
      <style:text-properties fo:font-weight="normal" officeooo:rsid="0016e84c" style:font-weight-asian="normal" style:font-weight-complex="normal"/>
    </style:style>
    <style:style style:name="T29" style:family="text">
      <style:text-properties fo:font-weight="normal" officeooo:rsid="001a3fa4" style:font-weight-asian="normal" style:font-weight-complex="normal"/>
    </style:style>
    <style:style style:name="T30" style:family="text">
      <style:text-properties fo:font-weight="normal" officeooo:rsid="00208ae5" style:font-weight-asian="normal" style:font-weight-complex="normal"/>
    </style:style>
    <style:style style:name="T31" style:family="text">
      <style:text-properties fo:font-weight="normal" officeooo:rsid="00214d67" style:font-weight-asian="normal" style:font-weight-complex="normal"/>
    </style:style>
    <style:style style:name="T32" style:family="text">
      <style:text-properties fo:font-weight="normal" officeooo:rsid="0022af84" style:font-weight-asian="normal" style:font-weight-complex="normal"/>
    </style:style>
    <style:style style:name="T33" style:family="text">
      <style:text-properties fo:font-weight="normal" officeooo:rsid="00239d8d" style:font-weight-asian="normal" style:font-weight-complex="normal"/>
    </style:style>
    <style:style style:name="T34" style:family="text">
      <style:text-properties officeooo:rsid="0010078c"/>
    </style:style>
    <style:style style:name="T35" style:family="text">
      <style:text-properties officeooo:rsid="001204f3"/>
    </style:style>
    <style:style style:name="T36" style:family="text">
      <style:text-properties officeooo:rsid="0006038c"/>
    </style:style>
    <style:style style:name="T37" style:family="text">
      <style:text-properties officeooo:rsid="00152c74"/>
    </style:style>
    <style:style style:name="T38" style:family="text">
      <style:text-properties officeooo:rsid="00259882"/>
    </style:style>
    <style:style style:name="T39" style:family="text">
      <style:text-properties officeooo:rsid="002b0afe"/>
    </style:style>
    <style:style style:name="T40" style:family="text">
      <style:text-properties officeooo:rsid="000ab2c6"/>
    </style:style>
    <style:style style:name="T41" style:family="text">
      <style:text-properties fo:font-style="normal" fo:font-weight="normal" officeooo:rsid="0035220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25d0a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84e06" style:font-style-asian="normal" style:font-weight-asian="normal" style:font-style-complex="normal" style:font-weight-complex="normal"/>
    </style:style>
    <style:style style:name="T44" style:family="text">
      <style:text-properties officeooo:rsid="0039c494"/>
    </style:style>
    <style:style style:name="T45" style:family="text">
      <style:text-properties officeooo:rsid="003a54d5"/>
    </style:style>
    <style:style style:name="T46" style:family="text">
      <style:text-properties officeooo:rsid="0000557f"/>
    </style:style>
    <style:style style:name="T47" style:family="text">
      <style:text-properties officeooo:rsid="003ac0fe"/>
    </style:style>
    <style:style style:name="T48" style:family="text">
      <style:text-properties officeooo:rsid="003ae658"/>
    </style:style>
    <style:style style:name="T49" style:family="text">
      <style:text-properties fo:font-weight="bold" officeooo:rsid="003ae658" style:font-weight-asian="bold" style:font-weight-complex="bold"/>
    </style:style>
    <style:style style:name="T50" style:family="text">
      <style:text-properties fo:font-weight="bold" officeooo:rsid="003e2c6d" style:font-weight-asian="bold" style:font-weight-complex="bold"/>
    </style:style>
    <style:style style:name="T51" style:family="text">
      <style:text-properties officeooo:rsid="003c4fa2"/>
    </style:style>
    <style:style style:name="T52" style:family="text">
      <style:text-properties officeooo:rsid="003e2c6d"/>
    </style:style>
    <style:style style:name="T53" style:family="text">
      <style:text-properties officeooo:rsid="003f40c3"/>
    </style:style>
    <style:style style:name="T54" style:family="text">
      <style:text-properties officeooo:rsid="00412642"/>
    </style:style>
    <style:style style:name="T55" style:family="text">
      <style:text-properties officeooo:rsid="0042afd9"/>
    </style:style>
    <style:style style:name="T56" style:family="text">
      <style:text-properties officeooo:rsid="0043a72c"/>
    </style:style>
    <style:style style:name="T57" style:family="text">
      <style:text-properties officeooo:rsid="004658fd"/>
    </style:style>
    <style:style style:name="T58" style:family="text">
      <style:text-properties officeooo:rsid="00495a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STALKLESS</text:p>
      <text:p text:style-name="P56"/>
      <text:p text:style-name="P57">When double checking output, if they are not good, make a note and move them to a different folder that you ditch for now.</text:p>
      <text:p text:style-name="P2"/>
      <text:p text:style-name="P4"><text:span text:style-name="T1">R</text:span><text:span text:style-name="T2">un this line in terminal to set the working directory</text:span></text:p>
      <text:p text:style-name="P5"><text:span text:style-name="T3">cd ~/D</text:span><text:span text:style-name="T6">ocuments/projects/functional_traits_rhf/analysis/stalkless-</text:span><text:span text:style-name="T7">EGS</text:span></text:p>
      <text:p text:style-name="P3"/>
      <text:p text:style-name="P35">New scanner</text:p>
      <text:p text:style-name="P22"><text:span text:style-name="T44">[x] Check default </text:span>threshold in stalkless.py (line 210) <text:span text:style-name="T44">set to </text:span><text:span text:style-name="T25">threshold=np.mean(image) </text:span><text:span text:style-name="T33">+</text:span><text:span text:style-name="T25"> </text:span><text:span text:style-name="T24">np.std(image)</text:span></text:p>
      <text:p text:style-name="P8"/>
      <text:p text:style-name="P32"><text:span text:style-name="T44">[</text:span><text:span text:style-name="T45">x</text:span><text:span text:style-name="T44">] </text:span>Run in terminal...</text:p>
      <text:p text:style-name="P45"><text:span text:style-name="T26">python3 stalkless.py -input /Users/elizabeth/</text:span><text:span text:style-name="T41">Documents/</text:span><text:span text:style-name="T42">projects/functional_traits_rhf/analysis/stalkless-</text:span><text:span text:style-name="T43">EGS</text:span><text:span text:style-name="T26">/</text:span><text:span text:style-name="T23">rhf_</text:span><text:span text:style-name="T33">old</text:span><text:span text:style-name="T23">_scan_</text:span><text:span text:style-name="T33">plus</text:span><text:span text:style-name="T31">-sd</text:span><text:span text:style-name="T26">/ -output /Users/elizabeth/</text:span><text:span text:style-name="T41">Documents/</text:span><text:span text:style-name="T42">projects/functional_traits_rhf/analysis/stalkless-</text:span><text:span text:style-name="T43">EGS</text:span><text:span text:style-name="T26">/</text:span><text:span text:style-name="T23">rhf_</text:span><text:span text:style-name="T33">old</text:span><text:span text:style-name="T23">_scan_</text:span><text:span text:style-name="T33">plu</text:span><text:span text:style-name="T32">s-sd</text:span><text:span text:style-name="T26">/</text:span></text:p>
      <text:p text:style-name="P41">[<text:span text:style-name="T58">x</text:span>] <text:span text:style-name="T47">Double c</text:span>heck output</text:p>
      <text:p text:style-name="P27"><text:span text:style-name="T26"/></text:p>
      <text:p text:style-name="P21">____</text:p>
      <text:p text:style-name="P21"/>
      <text:p text:style-name="P21"><text:span text:style-name="T47">[x]</text:span><text:span text:style-name="T34">S</text:span>et threshold in stalkless.py (line 210) to<text:span text:style-name="T22"> </text:span><text:span text:style-name="T25">threshold=np.mean(image) </text:span><text:span text:style-name="T24">+ np.std(image)/2</text:span></text:p>
      <text:p text:style-name="P7"/>
      <text:p text:style-name="P21"><text:span text:style-name="T47">[</text:span><text:span text:style-name="T48">x</text:span><text:span text:style-name="T47">] </text:span><text:span text:style-name="T34">R</text:span>un in terminal...</text:p>
      <text:p text:style-name="P55"><text:span text:style-name="T3">python3 stalkless.py -input /Users/elizabeth/</text:span><text:span text:style-name="T19">Documents/</text:span><text:span text:style-name="T20">projects/functional_traits_rhf/analysis/stalkless-</text:span><text:span text:style-name="T21">EGS</text:span><text:span text:style-name="T3">/</text:span><text:span text:style-name="T4">rhf_new_s</text:span><text:span text:style-name="T5">can_plus-sd-div-2</text:span><text:span text:style-name="T3">/ -output /Users/elizabeth/Documents/projects/functional_traits_rhf/analysis/stalkless-EGS/</text:span><text:span text:style-name="T4">rhf_new_scan_</text:span><text:span text:style-name="T5">plus-sd-div-2</text:span><text:span text:style-name="T4">/</text:span></text:p>
      <text:p text:style-name="P53"><text:span text:style-name="T15">[</text:span><text:span text:style-name="T18">] Double check output</text:span></text:p>
      <text:p text:style-name="P46"/>
      <text:p text:style-name="P40"><text:span text:style-name="T47">[</text:span><text:span text:style-name="T48">x</text:span><text:span text:style-name="T47">] </text:span><text:span text:style-name="T34">R</text:span>un in terminal...</text:p>
      <text:p text:style-name="P49"><text:span text:style-name="T40">python3 stalkless.py -input /Users/elizabeth/Documents/projects/functional_traits_rhf/analysis/stalkless-EGS/rhf_</text:span><text:span text:style-name="T38">old_</text:span><text:span text:style-name="T40">scan_</text:span><text:span text:style-name="T39">plus-sd-div-2</text:span><text:span text:style-name="T40">/ -output /Users/elizabeth/Documents/projects/functional_traits_rhf/analysis/stalkless-EGS/rhf_</text:span><text:span text:style-name="T38">old_</text:span><text:span text:style-name="T40">scan_</text:span><text:span text:style-name="T39">plus-sd-div-2</text:span><text:span text:style-name="T40">/</text:span></text:p>
      <text:p text:style-name="P42">[<text:span text:style-name="T57">x</text:span>] <text:span text:style-name="T47">Double c</text:span>heck output</text:p>
      <text:p text:style-name="P29">____</text:p>
      <text:p text:style-name="P29"/>
      <text:p text:style-name="P28"><text:span text:style-name="T48">[x] </text:span><text:span text:style-name="T34">S</text:span>et threshold in stalkless.py (line 210) to<text:span text:style-name="T22"> </text:span><text:span text:style-name="T25">threshold=np.mean(image)</text:span></text:p>
      <text:p text:style-name="P11"/>
      <text:p text:style-name="P30"><text:span text:style-name="T48">[x] </text:span><text:span text:style-name="T35">R</text:span><text:span text:style-name="T36">un in terminal…</text:span></text:p>
      <text:p text:style-name="P54"><text:span text:style-name="T9">python3 stalkless.py -input /Users/elizabeth/Documents/projects/functional_traits_rhf/analysis/stalkless-EGS/</text:span><text:span text:style-name="T10">rhf_new_scan_</text:span><text:span text:style-name="T11">just-mean</text:span><text:span text:style-name="T9">/ -output /Users/elizabeth/Documents/projects/functional_traits_rhf/analysis/stalkless-EGS/</text:span><text:span text:style-name="T10">rhf_new_scan_</text:span><text:span text:style-name="T11">just-mean</text:span><text:span text:style-name="T9">/</text:span></text:p>
      <text:p text:style-name="P53"><text:soft-page-break/><text:span text:style-name="T15">[] Double check output</text:span></text:p>
      <text:p text:style-name="P16"/>
      <text:p text:style-name="P52"><text:span text:style-name="T15">[</text:span><text:span text:style-name="T17">x</text:span><text:span text:style-name="T8">] Run in terminal</text:span></text:p>
      <text:p text:style-name="P51"><text:span text:style-name="T13">python3 stalkless.py -input /Users/elizabeth/Documents/projects/functional_traits_rhf/analysis/stalkless-EGS/rhf_old_scan_</text:span><text:span text:style-name="T14">just-mean</text:span><text:span text:style-name="T13">/ -output /Users/elizabeth/Documents/projects/functional_traits_rhf/analysis/stalkless-EGS/rhf_old_scan_</text:span><text:span text:style-name="T14">just-mean</text:span><text:span text:style-name="T13">/</text:span></text:p>
      <text:p text:style-name="P52"><text:span text:style-name="T15">[</text:span><text:span text:style-name="T8">] Double check output</text:span></text:p>
      <text:p text:style-name="P31">____</text:p>
      <text:p text:style-name="P12"/>
      <text:p text:style-name="P23"><text:span text:style-name="T48">[</text:span><text:span text:style-name="T51">x</text:span><text:span text:style-name="T48">] </text:span><text:span text:style-name="T34">S</text:span>et threshold in stalkless.py (line 210) <text:span text:style-name="T22">to </text:span><text:span text:style-name="T25">threshold=np.mean(image) </text:span><text:span text:style-name="T24">+ np.std(image)*</text:span><text:span text:style-name="T27">1.</text:span><text:span text:style-name="T28">3</text:span><text:span text:style-name="T27"> </text:span></text:p>
      <text:p text:style-name="P18"><text:span text:style-name="T37">G</text:span>ood for feathery stuff!</text:p>
      <text:p text:style-name="P9"/>
      <text:p text:style-name="P32"><text:span text:style-name="T48">[</text:span><text:span text:style-name="T51">x</text:span><text:span text:style-name="T48">] </text:span>Run in terminal...</text:p>
      <text:p text:style-name="P38"><text:span text:style-name="T26">python3 stalkless.py -input /Users/elizabeth/Documents/projects/functional_traits_rhf/analysis/stalkless-EGS/</text:span><text:span text:style-name="T23">rhf_new_scan_</text:span><text:span text:style-name="T31">plus-sd-mult-1_3</text:span><text:span text:style-name="T26">/ -output /Users/elizabeth/Documents/projects/functional_traits_rhf/analysis/stalkless-EGS/</text:span><text:span text:style-name="T23">rhf_new_scan_</text:span><text:span text:style-name="T31">plus-sd-mult-1_3</text:span><text:span text:style-name="T26">/</text:span></text:p>
      <text:p text:style-name="P44"><text:span text:style-name="T46">[] Double check output</text:span></text:p>
      <text:p text:style-name="P17"/>
      <text:p text:style-name="P47"><text:span text:style-name="T49">[</text:span><text:span text:style-name="T50">x</text:span><text:span text:style-name="T49">] Run in terminal…</text:span></text:p>
      <text:p text:style-name="P48">python3 stalkless.py -input /Users/elizabeth/Documents/projects/functional_traits_rhf/analysis/stalkless-EGS/rhf_old_scan_plus-sd-mult-1_3/ -output /Users/elizabeth/Documents/projects/functional_traits_rhf/analysis/stalkless-EGS/rhf_old_scan_plus-sd-mult-1_3/</text:p>
      <text:p text:style-name="P50"><text:span text:style-name="T56">R</text:span><text:span text:style-name="T55">emoved 1133-6a-e, 3311-5e. </text:span><text:span text:style-name="T56">Some of these could potentially be more fine tuned</text:span></text:p>
      <text:p text:style-name="P6">____</text:p>
      <text:p text:style-name="P13"/>
      <text:p text:style-name="P24"><text:span text:style-name="T48">[</text:span><text:span text:style-name="T52">x</text:span><text:span text:style-name="T48">] </text:span><text:span text:style-name="T34">S</text:span>et threshold in stalkless.py (line 210)<text:span text:style-name="T22"> to </text:span><text:span text:style-name="T25">threshold=np.mean(image) - </text:span><text:span text:style-name="T24">np.std(image)/</text:span><text:span text:style-name="T29">2</text:span></text:p>
      <text:p text:style-name="P10"/>
      <text:p text:style-name="P32"><text:span text:style-name="T48">[</text:span><text:span text:style-name="T52">x</text:span><text:span text:style-name="T48">] </text:span>Run in terminal...</text:p>
      <text:p text:style-name="P24"><text:span text:style-name="T26">python3 stalkless.py -input /Users/elizabeth/Documents/projects/functional_traits_rhf/analysis/stalkless-EGS/</text:span><text:span text:style-name="T23">rhf_new_scan_</text:span><text:span text:style-name="T31">minus-sd-div-2</text:span><text:span text:style-name="T26">/ -output /Users/elizabeth/Documents/projects/functional_traits_rhf/analysis/stalkless-EGS/</text:span><text:span text:style-name="T23">rhf_new_scan_</text:span><text:span text:style-name="T31">minus-sd-div-2</text:span><text:span text:style-name="T26">/</text:span></text:p>
      <text:p text:style-name="P43">[] Double check output</text:p>
      <text:p text:style-name="P33">____</text:p>
      <text:p text:style-name="P20"/>
      <text:p text:style-name="P25"><text:span text:style-name="T48">[</text:span><text:span text:style-name="T53">x</text:span><text:span text:style-name="T48">] </text:span><text:span text:style-name="T34">S</text:span>et threshold in stalkless.py (line 210) <text:span text:style-name="T22">to </text:span><text:span text:style-name="T25">threshold=np.mean(image) – </text:span><text:span text:style-name="T24">np.std(image)/</text:span><text:span text:style-name="T30">3.5</text:span></text:p>
      <text:p text:style-name="P15"/>
      <text:p text:style-name="P32"><text:span text:style-name="T48">[</text:span><text:span text:style-name="T53">x</text:span><text:span text:style-name="T48">] </text:span>Run in terminal...</text:p>
      <text:p text:style-name="P38"><text:span text:style-name="T26">python3 stalkless.py -input /Users/elizabeth/Documents/projects/functional_traits_rhf/analysis/stalkless-EGS/</text:span><text:soft-page-break/><text:span text:style-name="T23">rhf_new_scan_</text:span><text:span text:style-name="T31">minus-sd-div-3_5</text:span><text:span text:style-name="T26">/ -output /Users/elizabeth/Documents/projects/functional_traits_rhf/analysis/stalkless-EGS/</text:span><text:span text:style-name="T23">rhf_new_scan_</text:span><text:span text:style-name="T31">minus-sd-div-3_5</text:span><text:span text:style-name="T26">/</text:span></text:p>
      <text:p text:style-name="P43">[] Double check output</text:p>
      <text:p text:style-name="P34">____</text:p>
      <text:p text:style-name="P14"/>
      <text:p text:style-name="P26"><text:span text:style-name="T48">[</text:span><text:span text:style-name="T54">x</text:span><text:span text:style-name="T48">] </text:span><text:span text:style-name="T34">S</text:span>et threshold in stalkless.py (line 210) <text:span text:style-name="T22">to </text:span><text:span text:style-name="T25">threshold=np.mean(image) – </text:span><text:span text:style-name="T24">np.std(image)</text:span></text:p>
      <text:p text:style-name="P19"/>
      <text:p text:style-name="P32"><text:span text:style-name="T48">[</text:span><text:span text:style-name="T54">x</text:span><text:span text:style-name="T48">] </text:span>Run in terminal...</text:p>
      <text:p text:style-name="P26"><text:span text:style-name="T26">python3 stalkless.py -input /Users/elizabeth/Documents/projects/functional_traits_rhf/analysis/stalkless-EGS/</text:span><text:span text:style-name="T23">rhf_new_scan_</text:span><text:span text:style-name="T31">minus-sd</text:span><text:span text:style-name="T26">/ -output /Users/elizabeth/Documents/projects/functional_traits_rhf/analysis/stalkless-EGS/</text:span><text:span text:style-name="T23">rhf_new_scan_</text:span><text:span text:style-name="T32">minus-sd</text:span><text:span text:style-name="T26">/</text:span></text:p>
      <text:p text:style-name="P43">[] Double check output</text:p>
      <text:p text:style-name="P36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8T09:21:54.255160879</meta:creation-date>
    <dc:date>2021-12-07T09:05:12.372076327</dc:date>
    <meta:editing-duration>P7DT4H28M4S</meta:editing-duration>
    <meta:editing-cycles>37</meta:editing-cycles>
    <meta:generator>LibreOffice/7.0.3.1$MacOSX_X86_64 LibreOffice_project/d7547858d014d4cf69878db179d326fc3483e082</meta:generator>
    <meta:document-statistic meta:table-count="0" meta:image-count="0" meta:object-count="0" meta:page-count="3" meta:paragraph-count="49" meta:word-count="271" meta:character-count="3941" meta:non-whitespace-character-count="3716"/>
  </office:meta>
</office:document-meta>
</file>